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pt" fo:country="BR" officeooo:rsid="000b5446" officeooo:paragraph-rsid="000b5446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pt" fo:country="BR" officeooo:rsid="000dc9a2" officeooo:paragraph-rsid="000fb19c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pt" fo:country="BR" officeooo:rsid="000dc9a2" officeooo:paragraph-rsid="000dc9a2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pt" fo:country="BR" fo:font-weight="normal" officeooo:rsid="00119f3f" officeooo:paragraph-rsid="00119f3f" style:font-weight-asian="normal" style:font-weight-complex="normal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s New Roman" fo:font-size="18pt" fo:language="pt" fo:country="BR" style:text-underline-style="solid" style:text-underline-width="auto" style:text-underline-color="font-color" officeooo:rsid="00159299" officeooo:paragraph-rsid="00159299" style:font-size-asian="18pt" style:font-size-complex="18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language="pt" fo:country="BR" officeooo:rsid="000c78ea" officeooo:paragraph-rsid="000c78ea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language="pt" fo:country="BR" officeooo:rsid="000cdd47" officeooo:paragraph-rsid="000cdd47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8pt" fo:language="pt" fo:country="BR" style:text-underline-style="none" officeooo:rsid="00159299" officeooo:paragraph-rsid="00159299" style:font-size-asian="18pt" style:font-size-complex="18pt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Times New Roman" fo:font-size="18pt" fo:language="pt" fo:country="BR" style:text-underline-style="solid" style:text-underline-width="auto" style:text-underline-color="font-color" officeooo:rsid="00159299" officeooo:paragraph-rsid="001ca5a0" style:font-size-asian="18pt" style:font-size-complex="18pt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68400" officeooo:paragraph-rsid="00173802" style:font-size-asian="12pt" style:font-size-complex="12pt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68400" officeooo:paragraph-rsid="00174fa9" style:font-size-asian="12pt" style:font-size-complex="12pt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68400" officeooo:paragraph-rsid="00159299" style:font-size-asian="12pt" style:font-size-complex="12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59299" officeooo:paragraph-rsid="00159299" style:font-size-asian="12pt" style:font-size-complex="12pt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pt" fo:country="BR" style:text-underline-style="none" officeooo:rsid="0016d8b1" officeooo:paragraph-rsid="00173802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pt" fo:country="BR" style:text-underline-style="none" officeooo:rsid="001ca5a0" officeooo:paragraph-rsid="001ca5a0" style:font-size-asian="12pt" style:font-size-complex="12pt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174fa9"/>
    </style:style>
    <style:style style:name="P17" style:family="paragraph" style:parent-style-name="Standard" style:list-style-name="L3">
      <style:paragraph-properties fo:text-align="justify" style:justify-single-word="false"/>
      <style:text-properties officeooo:paragraph-rsid="001d2c84"/>
    </style:style>
    <style:style style:name="P18" style:family="paragraph" style:parent-style-name="Standard" style:list-style-name="L3">
      <style:paragraph-properties fo:text-align="justify" style:justify-single-word="false"/>
      <style:text-properties officeooo:rsid="001da4db" officeooo:paragraph-rsid="001da4db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212854" officeooo:paragraph-rsid="00212854"/>
    </style:style>
    <style:style style:name="T1" style:family="text">
      <style:text-properties officeooo:rsid="000c78ea"/>
    </style:style>
    <style:style style:name="T2" style:family="text">
      <style:text-properties officeooo:rsid="000cdd47"/>
    </style:style>
    <style:style style:name="T3" style:family="text">
      <style:text-properties officeooo:rsid="000fb19c"/>
    </style:style>
    <style:style style:name="T4" style:family="text">
      <style:text-properties fo:font-weight="bold" officeooo:rsid="000fb19c" style:font-weight-asian="bold" style:font-weight-complex="bold"/>
    </style:style>
    <style:style style:name="T5" style:family="text">
      <style:text-properties fo:font-weight="normal" officeooo:rsid="000fb19c" style:font-weight-asian="normal" style:font-weight-complex="normal"/>
    </style:style>
    <style:style style:name="T6" style:family="text">
      <style:text-properties officeooo:rsid="0012b305"/>
    </style:style>
    <style:style style:name="T7" style:family="text">
      <style:text-properties style:font-name="Times New Roman" fo:font-size="12pt" fo:language="pt" fo:country="BR" style:text-underline-style="none" style:font-size-asian="12pt" style:font-size-complex="12pt"/>
    </style:style>
    <style:style style:name="T8" style:family="text">
      <style:text-properties style:font-name="Times New Roman" fo:font-size="12pt" fo:language="pt" fo:country="BR" style:text-underline-style="none" officeooo:rsid="00168400" style:font-size-asian="12pt" style:font-size-complex="12pt"/>
    </style:style>
    <style:style style:name="T9" style:family="text">
      <style:text-properties style:font-name="Times New Roman" fo:font-size="12pt" fo:language="pt" fo:country="BR" style:text-underline-style="none" officeooo:rsid="0016d8b1" style:font-size-asian="12pt" style:font-size-complex="12pt"/>
    </style:style>
    <style:style style:name="T10" style:family="text">
      <style:text-properties style:font-name="Times New Roman" fo:font-size="12pt" fo:language="pt" fo:country="BR" style:text-underline-style="none" officeooo:rsid="001ca5a0" style:font-size-asian="12pt" style:font-size-complex="12pt"/>
    </style:style>
    <style:style style:name="T11" style:family="text">
      <style:text-properties style:font-name="Times New Roman" fo:font-size="12pt" fo:language="pt" fo:country="BR" style:text-underline-style="none" officeooo:rsid="001dd280" style:font-size-asian="12pt" style:font-size-complex="12pt"/>
    </style:style>
    <style:style style:name="T12" style:family="text">
      <style:text-properties officeooo:rsid="001ca5a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RF %1% –" style:num-prefix="RF " style:num-suffix=" –" style:num-format="01, 02, 03, ...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fo:text-indent="0.48cm" fo:margin-left="2.52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RNF %1% –" style:num-prefix="RNF " style:num-suffix=" –" style:num-format="01, 02, 03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O objetivo inicial é projetar um sistema para bibliotecas de pequeno a médio porte, com a possibilidade de poder melhorá-lo posteriormente para suportar bibliotecas de grande porte.</text:p>
      <text:p text:style-name="P1"/>
      <text:p text:style-name="P2"><text:tab/><text:span text:style-name="T3">Para a divisão de pequeno, médio e grande porte, será usada principalmente a estimativa da quantidade de usuários que utilizarão o sistema, que neste projeto em específico está definido da seguinte forma: </text:span></text:p>
      <text:p text:style-name="P2"><text:span text:style-name="T3"><text:tab/></text:span><text:span text:style-name="T4">Pequeno porte:</text:span><text:span text:style-name="T5"> Menos de 1000 usuários;</text:span></text:p>
      <text:p text:style-name="P2"><text:span text:style-name="T5"><text:tab/></text:span><text:span text:style-name="T4">Médio porte:</text:span><text:span text:style-name="T5"> De 1000 até 5000 usuários;</text:span></text:p>
      <text:p text:style-name="P2"><text:span text:style-name="T5"><text:tab/></text:span><text:span text:style-name="T4">Grande porte:</text:span><text:span text:style-name="T5"> Mais de 5000 usuários.</text:span></text:p>
      <text:p text:style-name="P4">Posteriormente será melhor definido o que será diferente entre um sistema de pequeno e grande porte, já que o foco atual é projetar funcionalidades básicas.</text:p>
      <text:p text:style-name="P1"/>
      <text:p text:style-name="P1"><text:tab/>Inicialmente, o sistema deve <text:span text:style-name="T6">conter</text:span> <text:span text:style-name="T6">recursos</text:span> básicas tanto para o bibliotecário (que toma conta da biblioteca) quanto ao leitor (que pega livros emprestados). Tais funções incluem, mas não estão limitadas <text:span text:style-name="T1">em:</text:span></text:p>
      <text:list text:style-name="L1">
        <text:list-item>
          <text:p text:style-name="P6">Para o <text:span text:style-name="T2">bibliotecário</text:span>:</text:p>
          <text:list>
            <text:list-item>
              <text:p text:style-name="P7">Cadastro de novos livros;</text:p>
            </text:list-item>
            <text:list-item>
              <text:p text:style-name="P7">Edição de informações de livros antigos;</text:p>
            </text:list-item>
            <text:list-item>
              <text:p text:style-name="P7">Liberar empréstimo de livro ao leitor;</text:p>
            </text:list-item>
          </text:list>
        </text:list-item>
        <text:list-item>
          <text:p text:style-name="P7">Para o Leitor:</text:p>
          <text:list>
            <text:list-item>
              <text:p text:style-name="P7">Criar cadastro no sistema;</text:p>
            </text:list-item>
            <text:list-item>
              <text:p text:style-name="P7">Consultar disponibilidade de livros;</text:p>
            </text:list-item>
            <text:list-item>
              <text:p text:style-name="P7">Consultar data de devolução dos livros emprestados;</text:p>
            </text:list-item>
          </text:list>
        </text:list-item>
      </text:list>
      <text:p text:style-name="P3"/>
      <text:p text:style-name="P3"/>
      <text:p text:style-name="P3"/>
      <text:p text:style-name="P5">Requisitos funcionais</text:p>
      <text:p text:style-name="P8"><text:tab/></text:p>
      <text:list xml:id="list1841553520" text:style-name="L2">
        <text:list-item>
          <text:p text:style-name="P10">Cadastro de Bibliotecários:</text:p>
          <text:list>
            <text:list-item>
              <text:p text:style-name="P10">Um administrador pode cadastrar um bibliotecário.</text:p>
            </text:list-item>
          </text:list>
          <text:p text:style-name="P13"/>
        </text:list-item>
        <text:list-item>
          <text:p text:style-name="P10">Cadastro de leitores:</text:p>
          <text:list>
            <text:list-item>
              <text:p text:style-name="P10">Bibliotecários podem cadastrar leitores no sistema.</text:p>
            </text:list-item>
          </text:list>
          <text:p text:style-name="P13"/>
        </text:list-item>
        <text:list-item>
          <text:p text:style-name="P14">Cadastro de livros:</text:p>
          <text:list>
            <text:list-item>
              <text:p text:style-name="P14">Bibliotecários podem cadastrar novos livros no sistema.</text:p>
            </text:list-item>
          </text:list>
          <text:p text:style-name="P13"/>
        </text:list-item>
        <text:list-item>
          <text:p text:style-name="P14">Consulta de livros:</text:p>
          <text:list>
            <text:list-item>
              <text:p text:style-name="P14">Qualquer um pode consultar os livros disponíveis pelo site.</text:p>
            </text:list-item>
          </text:list>
          <text:p text:style-name="P13"/>
        </text:list-item>
        <text:list-item>
          <text:p text:style-name="P11">Consulta de empréstimos:</text:p>
          <text:list>
            <text:list-header>
              <text:p text:style-name="P16"><text:span text:style-name="T9">Leitores</text:span><text:span text:style-name="T8"> cadastrados podem consultar informações dos livros que pegou emprestado, tais informações incluem: Nome do livro, data de empréstimo, data de devolução.</text:span></text:p>
            </text:list-header>
          </text:list>
          <text:p text:style-name="P13"/>
        </text:list-item>
        <text:list-item>
          <text:p text:style-name="P12">Requisitar renovação de empréstimo: Usuários podem renovar o empréstimo do livro. O número de renovações é definido pelo administrador do sistema, junto com o período que ele pode pedir renovação, por exemplo: O leitor pode pedir renovação quando faltar 3 dias ou menos para a devolução.</text:p>
          <text:p text:style-name="P13"/>
        </text:list-item>
        <text:list-item>
          <text:p text:style-name="P12">Alteração de senha: Usuários podem alterar sua senha.</text:p>
        </text:list-item>
      </text:list>
      <text:p text:style-name="P9">Requisitos <text:span text:style-name="T12">não </text:span>funcionais</text:p>
      <text:p text:style-name="P15"><text:tab/><text:tab/></text:p>
      <text:list xml:id="list356963949" text:style-name="L3">
        <text:list-item>
          <text:p text:style-name="P17"><text:span text:style-name="T10">S</text:span><text:span text:style-name="T7">egurança dos dados:</text:span></text:p>
          <text:list>
            <text:list-item>
              <text:p text:style-name="P18"><text:span text:style-name="T7">Os dados das pessoas, junto com os dados gerais do sistema deve estar seguro.</text:span></text:p>
            </text:list-item>
            <text:list-item>
              <text:p text:style-name="P18"><text:span text:style-name="T7"/></text:p>
            </text:list-item>
          </text:list>
        </text:list-item>
        <text:list-item>
          <text:p text:style-name="P18"><text:span text:style-name="T7">Eficiência do sistema:</text:span></text:p>
          <text:list>
            <text:list-item>
              <text:p text:style-name="P18"><text:span text:style-name="T7">O sistema deve operar com tempos de resposta o mais rápido o possível. Idealmente o limite computacional dos servidores não deve chegar em 100% de uso em operações normais, p</text:span><text:span text:style-name="T11">a</text:span><text:span text:style-name="T7">ra isso se deve combinar um código bem otimizado junto com um servidor que suporta a quantidade de clientes esperado.</text:span></text:p>
            </text:list-item>
            <text:list-item>
              <text:p text:style-name="P18"><text:span text:style-name="T7"/></text:p>
            </text:list-item>
          </text:list>
        </text:list-item>
        <text:list-item>
          <text:p text:style-name="P19"><text:span text:style-name="T7">Usabilidade amigável:</text:span></text:p>
          <text:list>
            <text:list-item>
              <text:p text:style-name="P19"><text:span text:style-name="T7">O sistema deve ser fácil de usar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22:33:31.876000000</meta:creation-date>
    <dc:date>2023-08-21T16:38:19.655000000</dc:date>
    <meta:editing-duration>PT4H7M39S</meta:editing-duration>
    <meta:editing-cycles>21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37" meta:word-count="401" meta:character-count="2540" meta:non-whitespace-character-count="2172"/>
  </office:meta>
</office:document-meta>
</file>